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officeooo:rsid="000cecf7" officeooo:paragraph-rsid="000cecf7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Fondation FACE est une association composée d’environs cinq <text:s/>employés. Elle a pour objectif principale de lutter contre l’exclusion dans le milieu de l'emploi. </text:p>
      <text:p text:style-name="P1">Ainsi elle reçoit régulièrement des personnes en recherche d’emploi qui seront amenées par la suite à devenir des flux. Elle leur propose des services allant de la rédaction d’un CV à la simulation d’entretien d’embauche, jusqu’à ce qu’ils aient une stabilité professionnelle. </text:p>
      <text:p text:style-name="P1">Cette gestion des flux entraîne un mouvement de données très important que l’association FACE a du mal à gérer. </text:p>
      <text:p text:style-name="P1">Pour cela, elle nous demande une <text:s/>application web, qui lui permettra tout d’abord de pouvoir stocker les données relatives au flux et offres enregistrées, mais aussi de pouvoir y faire une recherche optimale qui permettrait à chaque employé d’apporter une réponse rapide et efficace au flux lors des entretiens. </text:p>
      <text:p text:style-name="P1">Cette application devra posséder des fonctionnalités principales qui lui permettront de gérer le stockage des données, d’effectuer des recherches optimisées et donner lieux à la gestion des comptes utilisateurs. </text:p>
      <text:p text:style-name="P1">Pour mener à bien ce projet, cette application sera développée par quatre développeurs, deux front-end et deux back-end. </text:p>
      <text:p text:style-name="P1">Les technologies déployées pour sa conception seront PHP7, Symfony, <text:s/>Twig, HTML5, CSS3 et AngularJS 1.5. </text:p>
      <text:p text:style-name="P1">En ce qui concerne les contraintes, le délai de livraison est d’un mois, ce qui est exceptionnellement court pour une application de cette ampleur.</text:p>
      <text:p text:style-name="P1"/>
      <text:p text:style-name="P1"/>
      <text:p text:style-name="P1"/>
      <text:p text:style-name="P1">Voilà, j’ai corrigé quelques fautes, pas beaucoup, j’ai changé quelques phrases, pas beaucoup, et j’ai justifié le texte en faisant des paragraphes pour l’aérer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5:59:26.071535868</meta:creation-date>
    <dc:date>2016-12-09T16:09:35.218257427</dc:date>
    <meta:editing-duration>PT10M10S</meta:editing-duration>
    <meta:editing-cycles>1</meta:editing-cycles>
    <meta:document-statistic meta:table-count="0" meta:image-count="0" meta:object-count="0" meta:page-count="1" meta:paragraph-count="9" meta:word-count="244" meta:character-count="1611" meta:non-whitespace-character-count="1365"/>
    <meta:generator>LibreOffice/5.1.4.2$Linux_X86_64 LibreOffice_project/10m0$Build-2</meta:generator>
  </office:meta>
</office:document-meta>
</file>